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1527" officeooo:paragraph-rsid="001b1527"/>
    </style:style>
    <style:style style:name="P2" style:family="paragraph" style:parent-style-name="Standard">
      <style:text-properties style:text-underline-style="solid" style:text-underline-width="auto" style:text-underline-color="font-color" officeooo:rsid="001b1527" officeooo:paragraph-rsid="001b1527"/>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officeooo:paragraph-rsid="001f9e42"/>
    </style:style>
    <style:style style:name="P5" style:family="paragraph" style:parent-style-name="Standard" style:list-style-name="L1">
      <style:text-properties style:text-underline-style="none" officeooo:rsid="001b1527" officeooo:paragraph-rsid="001b1527"/>
    </style:style>
    <style:style style:name="P6" style:family="paragraph" style:parent-style-name="Standard" style:list-style-name="L2">
      <style:text-properties style:text-underline-style="none" officeooo:rsid="001b1527" officeooo:paragraph-rsid="001cac37"/>
    </style:style>
    <style:style style:name="P7" style:family="paragraph" style:parent-style-name="Standard" style:list-style-name="L3">
      <style:text-properties style:text-underline-style="none" officeooo:rsid="001e6395" officeooo:paragraph-rsid="001e6395"/>
    </style:style>
    <style:style style:name="P8" style:family="paragraph" style:parent-style-name="Standard" style:list-style-name="L4">
      <style:text-properties style:text-underline-style="none" officeooo:rsid="001f9e42" officeooo:paragraph-rsid="001f9e42"/>
    </style:style>
    <style:style style:name="P9" style:family="paragraph" style:parent-style-name="Standard">
      <style:text-properties officeooo:paragraph-rsid="001b1527"/>
    </style:style>
    <style:style style:name="P10" style:family="paragraph" style:parent-style-name="Standard">
      <style:text-properties officeooo:paragraph-rsid="001f9e42"/>
    </style:style>
    <style:style style:name="P11" style:family="paragraph" style:parent-style-name="Standard">
      <style:text-properties officeooo:rsid="0020b85d" officeooo:paragraph-rsid="0020b85d"/>
    </style:style>
    <style:style style:name="T1" style:family="text">
      <style:text-properties style:text-underline-style="solid" style:text-underline-width="auto" style:text-underline-color="font-color" officeooo:rsid="001b1527"/>
    </style:style>
    <style:style style:name="T2" style:family="text">
      <style:text-properties officeooo:rsid="001cac37"/>
    </style:style>
    <style:style style:name="T3" style:family="text">
      <style:text-properties fo:font-variant="normal" fo:text-transform="none" fo:color="#666666" loext:opacity="100%" style:font-name="Arial" fo:font-size="13.5pt" fo:letter-spacing="normal" fo:font-style="normal" fo:font-weight="normal"/>
    </style:style>
    <style:style style:name="T4" style:family="text">
      <style:text-properties fo:font-variant="normal" fo:text-transform="none" fo:color="#666666" loext:opacity="100%" fo:letter-spacing="normal"/>
    </style:style>
    <style:style style:name="T5" style:family="text">
      <style:text-properties fo:font-variant="normal" fo:text-transform="none" fo:color="#007cad" loext:opacity="100%" style:font-name="Arial" fo:font-size="13.5pt" fo:letter-spacing="normal" fo:font-style="normal" style:text-underline-style="solid" style:text-underline-width="auto" style:text-underline-color="font-color" fo:font-weight="normal"/>
    </style:style>
    <style:style style:name="T6" style:family="text">
      <style:text-properties fo:font-variant="normal" fo:text-transform="none" fo:color="#202124" loext:opacity="100%" style:font-name="Google Sans" fo:font-size="15pt" fo:letter-spacing="normal" fo:font-style="normal" fo:font-weight="normal"/>
    </style:style>
    <style:style style:name="T7" style:family="text">
      <style:text-properties fo:font-variant="normal" fo:text-transform="none" fo:color="#040c28" loext:opacity="100%" style:font-name="Google Sans" fo:font-size="15pt" fo:letter-spacing="normal" fo:font-style="normal" fo:font-weight="normal"/>
    </style:style>
    <style:style style:name="T8" style:family="text">
      <style:text-properties officeooo:rsid="001f9e4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2">Statically Typed Language</text:p>
      <text:list xml:id="list3166530197" text:style-name="L1">
        <text:list-item>
          <text:p text:style-name="P5">Compile time type checking.</text:p>
        </text:list-item>
        <text:list-item>
          <text:p text:style-name="P5">Compiled &amp; intermediate languages only.(because , doesn’t have run time)</text:p>
        </text:list-item>
        <text:list-item>
          <text:p text:style-name="P5">For making enterprise application.</text:p>
        </text:list-item>
      </text:list>
      <text:p text:style-name="Standard">In this type of language, once a variable is assigned a type, it can’t be assigned to some other variable of a different type. If we try to do so, the compiler will raise some errors, and we need to fix them. Hence, for a declared variable, the data type is fixed.</text:p>
      <text:p text:style-name="Standard"/>
      <text:p text:style-name="P9"><text:span text:style-name="T1">Dynamically Typed Language</text:span></text:p>
      <text:list xml:id="list3876648882" text:style-name="L2">
        <text:list-item>
          <text:p text:style-name="P6"><text:span text:style-name="T2">Run</text:span> time type checking.</text:p>
        </text:list-item>
      </text:list>
      <text:p text:style-name="Standard">A dynamically-typed language has the capability to identify the type of each variable during run-time. In these languages, variables are bound to objects at run-time using assignment statements.</text:p>
      <text:p text:style-name="Standard"/>
      <text:p text:style-name="P3">Strongly Typed Language</text:p>
      <text:list xml:id="list3048031403" text:style-name="L3">
        <text:list-item>
          <text:p text:style-name="P7">Strictly care the type of language.</text:p>
        </text:list-item>
        <text:list-item>
          <text:p text:style-name="P7">For making enterprise application.</text:p>
        </text:list-item>
        <text:list-item>
          <text:p text:style-name="P7">Java concerns the type.</text:p>
        </text:list-item>
      </text:list>
      <text:p text:style-name="P10">A strongly typed programming language is one in which each type of data, such as integers, characters, hexadecimals and packed decimals, is predefined as part of the programming language, and all constants or variables defined for a given <text:span text:style-name="T8">program </text:span>must be described with one of the <text:span text:style-name="T8">data types.</text:span> Certain operations might be allowable only with specific data types.</text:p>
      <text:p text:style-name="P10"/>
      <text:p text:style-name="P4">Loosely Typed Language</text:p>
      <text:list xml:id="list4228812514" text:style-name="L4">
        <text:list-item>
          <text:p text:style-name="P8">Not strictly care the type of language.</text:p>
        </text:list-item>
      </text:list>
      <text:p text:style-name="Standard">A programming language is loosely typed, or weakly typed,when it does not require the explicit specification of different types of objects and variables. The "looser" typing rules in weakly typed programming languages can produce erroneous or unpredictable results. It can execute implicit type conversions at runtime.</text:p>
      <text:p text:style-name="Standard"/>
      <text:p text:style-name="P11">Java is a both statically &amp; dynamically typed language.</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9:21:39.415252764</meta:creation-date>
    <meta:generator>LibreOffice/7.3.7.2$Linux_X86_64 LibreOffice_project/30$Build-2</meta:generator>
    <dc:date>2023-07-31T10:30:03.546931259</dc:date>
    <meta:editing-duration>PT15M48S</meta:editing-duration>
    <meta:editing-cycles>3</meta:editing-cycles>
    <meta:document-statistic meta:table-count="0" meta:image-count="0" meta:object-count="0" meta:page-count="1" meta:paragraph-count="18" meta:word-count="257" meta:character-count="1585" meta:non-whitespace-character-count="1354"/>
  </office:meta>
</office:document-meta>
</file>